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erif Pro" svg:font-family="'Source Serif Pro'" style:font-family-generic="roman"/>
    <style:font-face style:name="Source Serif Pro1" svg:font-family="'Source Serif Pro'" style:font-adornments="Bold"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start" style:justify-single-word="false"/>
      <style:text-properties officeooo:paragraph-rsid="0063e6c0"/>
    </style:style>
    <style:style style:name="P2" style:family="paragraph" style:parent-style-name="Text_20_body">
      <style:text-properties officeooo:rsid="00688893" officeooo:paragraph-rsid="00688893"/>
    </style:style>
    <style:style style:name="P3" style:family="paragraph" style:parent-style-name="Text_20_body">
      <style:text-properties officeooo:rsid="006a7f07" officeooo:paragraph-rsid="006a7f07"/>
    </style:style>
    <style:style style:name="P4" style:family="paragraph" style:parent-style-name="Text_20_body">
      <style:text-properties officeooo:rsid="006f7ee2" officeooo:paragraph-rsid="006f7ee2"/>
    </style:style>
    <style:style style:name="P5" style:family="paragraph" style:parent-style-name="Text_20_body">
      <style:text-properties officeooo:paragraph-rsid="00709a81"/>
    </style:style>
    <style:style style:name="P6" style:family="paragraph" style:parent-style-name="Text_20_body">
      <style:paragraph-properties style:writing-mode="lr-tb"/>
      <style:text-properties officeooo:rsid="0066c7cd" officeooo:paragraph-rsid="0066c7cd"/>
    </style:style>
    <style:style style:name="P7" style:family="paragraph" style:parent-style-name="Heading_20_2">
      <style:text-properties officeooo:rsid="0066c7cd" officeooo:paragraph-rsid="0066c7cd"/>
    </style:style>
    <style:style style:name="P8" style:family="paragraph" style:parent-style-name="Text_20_body">
      <style:text-properties officeooo:rsid="0063e6c0" officeooo:paragraph-rsid="0063e6c0"/>
    </style:style>
    <style:style style:name="P9" style:family="paragraph" style:parent-style-name="Text_20_body">
      <style:text-properties officeooo:paragraph-rsid="00740521"/>
    </style:style>
    <style:style style:name="P10" style:family="paragraph" style:parent-style-name="Text_20_body">
      <style:paragraph-properties style:writing-mode="lr-tb"/>
      <style:text-properties officeooo:rsid="0066c7cd" officeooo:paragraph-rsid="0066c7cd"/>
    </style:style>
    <style:style style:name="P11" style:family="paragraph" style:parent-style-name="Text_20_body">
      <style:paragraph-properties style:writing-mode="lr-tb"/>
      <style:text-properties officeooo:rsid="00740521" officeooo:paragraph-rsid="00740521"/>
    </style:style>
    <style:style style:name="P12" style:family="paragraph" style:parent-style-name="List" style:list-style-name="L1"/>
    <style:style style:name="P13" style:family="paragraph" style:parent-style-name="List" style:list-style-name="L2"/>
    <style:style style:name="P14" style:family="paragraph" style:parent-style-name="List" style:list-style-name="L3"/>
    <style:style style:name="P15" style:family="paragraph" style:parent-style-name="List" style:list-style-name="L4"/>
    <style:style style:name="P16" style:family="paragraph" style:parent-style-name="List" style:list-style-name="L5"/>
    <style:style style:name="P17" style:family="paragraph" style:parent-style-name="List" style:list-style-name="L5">
      <style:text-properties fo:font-weight="normal" style:font-weight-asian="normal" style:font-weight-complex="normal"/>
    </style:style>
    <style:style style:name="P18" style:family="paragraph" style:parent-style-name="List" style:list-style-name="L6">
      <style:text-properties fo:font-weight="normal" style:font-weight-asian="normal" style:font-weight-complex="normal"/>
    </style:style>
    <style:style style:name="P19" style:family="paragraph" style:parent-style-name="List" style:list-style-name="L6"/>
    <style:style style:name="P20" style:family="paragraph" style:parent-style-name="List" style:list-style-name="L7"/>
    <style:style style:name="P21" style:family="paragraph" style:parent-style-name="List" style:list-style-name="L3">
      <style:text-properties officeooo:rsid="007549a0" officeooo:paragraph-rsid="007549a0"/>
    </style:style>
    <style:style style:name="T1" style:family="text">
      <style:text-properties officeooo:rsid="001ac5f4"/>
    </style:style>
    <style:style style:name="T2" style:family="text">
      <style:text-properties officeooo:rsid="0015ba37"/>
    </style:style>
    <style:style style:name="T3" style:family="text">
      <style:text-properties fo:font-weight="bold" style:font-weight-asian="bold" style:font-weight-complex="bold"/>
    </style:style>
    <style:style style:name="T4" style:family="text">
      <style:text-properties fo:font-weight="bold" officeooo:rsid="006d96af" style:font-weight-asian="bold" style:font-weight-complex="bold"/>
    </style:style>
    <style:style style:name="T5" style:family="text">
      <style:text-properties fo:font-weight="bold" officeooo:rsid="006c10d4" style:font-weight-asian="bold" style:font-weight-complex="bold"/>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font-weight="normal" officeooo:rsid="006d96af" style:font-weight-asian="normal" style:font-weight-complex="normal"/>
    </style:style>
    <style:style style:name="T9" style:family="text">
      <style:text-properties officeooo:rsid="0054c6a9"/>
    </style:style>
    <style:style style:name="T10" style:family="text">
      <style:text-properties officeooo:rsid="0063e6c0"/>
    </style:style>
    <style:style style:name="T11" style:family="text">
      <style:text-properties officeooo:rsid="0064e0e4"/>
    </style:style>
    <style:style style:name="T12" style:family="text">
      <style:text-properties officeooo:rsid="006824a9"/>
    </style:style>
    <style:style style:name="T13" style:family="text">
      <style:text-properties officeooo:rsid="006a7f07"/>
    </style:style>
    <style:style style:name="T14" style:family="text">
      <style:text-properties officeooo:rsid="006c10d4"/>
    </style:style>
    <style:style style:name="T15" style:family="text">
      <style:text-properties officeooo:rsid="006d96af"/>
    </style:style>
    <style:style style:name="T16" style:family="text">
      <style:text-properties officeooo:rsid="006f7ee2"/>
    </style:style>
    <style:style style:name="T17" style:family="text">
      <style:text-properties officeooo:rsid="00709a81"/>
    </style:style>
    <style:style style:name="T18" style:family="text">
      <style:text-properties style:text-underline-style="solid" style:text-underline-width="auto" style:text-underline-color="font-color" officeooo:rsid="00709a81"/>
    </style:style>
    <style:style style:name="T19" style:family="text">
      <style:text-properties officeooo:rsid="007549a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FO <text:span text:style-name="T10">5901</text:span>: <text:span text:style-name="T9">Project Plan, Part I</text:span></text:h>
      <text:p text:style-name="P8">Due Monday 9/18 at 16:30.</text:p>
      <text:p text:style-name="P6">A successful project outcome often depends on successful planning. For your first project milestone your group will create a project plan. The plan will help you pace your project’s <text:span text:style-name="T12">progress through the semester. This careful planning will also help ensure that your client is pleased with your final deliverables at</text:span> the end of the semester.</text:p>
      <text:h text:style-name="Heading_20_2" text:outline-level="2">Preliminary Steps</text:h>
      <text:p text:style-name="P6">Before you write out your project plan, you’ll want to learn more about your project. First, get to know your client and your project. You’ll also want to coordinate between your team members and plan out each person’s responsibilities for the project.</text:p>
      <text:p text:style-name="P11"><text:span text:style-name="T3">When meeting with your client, you should take notes.</text:span> Your meeting’s minutes should be shared with the entire team. This way everyone has a record of what was discussed with the client. It’s also important that you take minutes because you will be <text:span text:style-name="T3">required</text:span> to submit them for Part II of your Project Plan.</text:p>
      <text:h text:style-name="Heading_20_3" text:outline-level="3">Meet with Your Client</text:h>
      <text:list xml:id="list3666538366" text:style-name="L1">
        <text:list-item>
          <text:p text:style-name="P12">Talk with your client.</text:p>
        </text:list-item>
        <text:list-item>
          <text:p text:style-name="P12">Identify goals and deliverables.</text:p>
        </text:list-item>
        <text:list-item>
          <text:p text:style-name="P12">Discuss the activities and tasks.</text:p>
        </text:list-item>
        <text:list-item>
          <text:p text:style-name="P12">Discuss potential challenges and risks.</text:p>
        </text:list-item>
        <text:list-item>
          <text:p text:style-name="P12">Propose a timeline.</text:p>
        </text:list-item>
      </text:list>
      <text:h text:style-name="Heading_20_3" text:outline-level="3">Meet with Your Team</text:h>
      <text:list xml:id="list397130329" text:style-name="L2">
        <text:list-item>
          <text:p text:style-name="P13">Get to know your team.</text:p>
        </text:list-item>
        <text:list-item>
          <text:p text:style-name="P13">Plan a division of labor.</text:p>
        </text:list-item>
      </text:list>
      <text:h text:style-name="P7" text:outline-level="2">Project Plan</text:h>
      <text:p text:style-name="P5">Once you’ve collected some initial information about the project, you are ready to start authoring your plan. <text:span text:style-name="T13">The project plan consists of a written document and some supporting document(s) (e.g. project-plan-template.xlsx). In these documents you need to identify and justify the primary ideas of your project, describe the problem you plan to address and the methodologies you intend to use, outline the sources, tools, and techniques you will use to address the problem, provide a detailed timeline with your activities, and use a work distribution and plan for achieving the project goals. Your plan should include a Work Breakdown Structure (WBS). You should also identify key milestones and major tasks for the project. </text:span></text:p>
      <text:p text:style-name="P9"><text:span text:style-name="T14">When authoring your plan, b</text:span>e realistic and reasonable; <text:span text:style-name="T14">avoid being ambitious. Your plan should be </text:span><text:span text:style-name="T5">conservative</text:span><text:span text:style-name="T14"> in scope and timing. Tasks often take longer than you think so it’s better to be conservative. Plus if you end up getting more work done than planned, your client will be excited as opposed to disappointed if you don’t even get your planned worked done.</text:span></text:p>
      <text:p text:style-name="P9"><text:soft-page-break/><text:span text:style-name="T14">Understand that unexpected events happen that cause deadlines to slip. You should also include a plan for mitigating any potential risks. It may be useful for your project plan to also include a risk mitigation matrix as a supporting document.</text:span></text:p>
      <text:p text:style-name="P5"><text:span text:style-name="T19">Tip: Use </text:span><text:span text:style-name="T18">project-plan-template.xlsx</text:span><text:span text:style-name="T17"> to create a preliminary plan. All milestones should have owners, it’s okay if your tasks don’t yet have owners. Submit this as a supporting document but also use this preliminary plan to inform your written document.</text:span></text:p>
      <text:h text:style-name="Heading_20_3" text:outline-level="3">Do <text:span text:style-name="T17">Not...</text:span></text:h>
      <text:list xml:id="list3288802338" text:style-name="L3">
        <text:list-item>
          <text:p text:style-name="P14">Do not make this a todo list.</text:p>
        </text:list-item>
        <text:list-item>
          <text:p text:style-name="P14">Do not include every single small item or task.</text:p>
        </text:list-item>
        <text:list-item>
          <text:p text:style-name="P21">Do not share your completed plan with your client. We will take care of this in Part II.</text:p>
        </text:list-item>
      </text:list>
      <text:h text:style-name="Heading_20_3" text:outline-level="3">Submitting Your Plan</text:h>
      <text:p text:style-name="P4">Zip all documents that are part of your project plan. <text:span text:style-name="T13">Submit your complete project plan </text:span>(.zip)<text:span text:style-name="T13"> to CMS. This will be a group submission; only one of you will need to submit the final document.</text:span></text:p>
      <text:p text:style-name="P4">Make sure you include your <text:span text:style-name="T3">project letter and name</text:span> on all of your project plan’s documents.</text:p>
      <text:h text:style-name="Heading_20_2" text:outline-level="2">Rubric <text:span text:style-name="T16">(100)</text:span></text:h>
      <text:p text:style-name="P2">This rubric should help to give you some idea of what we think is important in your project plan. We reserve the right to change this rubric. However, <text:span text:style-name="T13">it’s probably close to what we’ll use to grade your plan.</text:span></text:p>
      <text:p text:style-name="P3"><text:span text:style-name="T3">Do not create your project plan by checking off items from this rubric</text:span>, this will almost certainly result in a lower grade. Read the above requirements and make sure you create a quality plan that meets the expectations outlined in this <text:span text:style-name="T4">entire</text:span><text:span text:style-name="T15"> </text:span>document.</text:p>
      <text:h text:style-name="Heading_20_3" text:outline-level="3">Goals and Deliverables <text:span text:style-name="T16">(30)</text:span></text:h>
      <text:list xml:id="list3061376067" text:style-name="L4">
        <text:list-item>
          <text:p text:style-name="P15">Goals are clearly stated.</text:p>
        </text:list-item>
        <text:list-item>
          <text:p text:style-name="P15">Goals reflect customer perspective.</text:p>
        </text:list-item>
        <text:list-item>
          <text:p text:style-name="P15">At least 3 specific deliverables identified. <text:span text:style-name="T6">Since project may not be well defined yet, these may be short-term tasks to clarify longer term.</text:span></text:p>
        </text:list-item>
        <text:list-item>
          <text:p text:style-name="P15"><text:span text:style-name="T6">If applicable, </text:span><text:span text:style-name="T11">goals describe potential business impact (financial, customer impact, market share etc.).</text:span></text:p>
        </text:list-item>
      </text:list>
      <text:h text:style-name="Heading_20_3" text:outline-level="3">Activities and Tasks <text:span text:style-name="T16">(30)</text:span></text:h>
      <text:list xml:id="list2220891077" text:style-name="L5">
        <text:list-item>
          <text:p text:style-name="P16">Tasks<text:span text:style-name="T7"> completed last week are clearly stated.</text:span></text:p>
        </text:list-item>
        <text:list-item>
          <text:p text:style-name="P17">Tasks planned this week clearly stated.</text:p>
        </text:list-item>
        <text:list-item>
          <text:p text:style-name="P16">Names of owners (or "team") explicitly listed on all tasks/activities.</text:p>
        </text:list-item>
        <text:list-item>
          <text:p text:style-name="P16">Division of labor - each team member "own<text:span text:style-name="T15">s</text:span>" at least one task individually.</text:p>
        </text:list-item>
      </text:list>
      <text:h text:style-name="Heading_20_3" text:outline-level="3"><text:soft-page-break/>Challenges and Risks <text:span text:style-name="T16">(30)</text:span></text:h>
      <text:list xml:id="list3940598793" text:style-name="L6">
        <text:list-item>
          <text:p text:style-name="P19">Challenges and ris<text:span text:style-name="T7">ks </text:span><text:span text:style-name="T8">are </text:span><text:span text:style-name="T7">clearly stated.</text:span></text:p>
        </text:list-item>
        <text:list-item>
          <text:p text:style-name="P18">Challenges and risks are specific.</text:p>
        </text:list-item>
        <text:list-item>
          <text:p text:style-name="P19">Team appears to be taking a complete view of possible risks (not just the first hurdle they are hitting).</text:p>
        </text:list-item>
        <text:list-item>
          <text:p text:style-name="P19">Risks include a proposed strategy or owner for mitigation (fixing the risk item).</text:p>
        </text:list-item>
      </text:list>
      <text:h text:style-name="Heading_20_3" text:outline-level="3">Timeline <text:span text:style-name="T16">(10)</text:span></text:h>
      <text:list xml:id="list1729665765" text:style-name="L7">
        <text:list-item>
          <text:p text:style-name="P20">Timeline includes major items from Goals and deliverables li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erif Pro" svg:font-family="'Source Serif Pro'" style:font-family-generic="roman"/>
    <style:font-face style:name="Source Serif Pro1" svg:font-family="'Source Serif Pro'" style:font-adornments="Bold"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Source Serif Pro"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Source Serif Pro"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style:font-name="Source Serif Pro" fo:font-family="'Source Serif Pro'" style:font-family-generic="roman"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false" fo:line-height="120%" style:writing-mode="page"/>
      <style:text-properties style:font-size-asian="10.5pt"/>
    </style:style>
    <style:style style:name="List" style:family="paragraph" style:parent-style-name="Text_20_body" style:class="list">
      <style:paragraph-properties fo:margin-top="0in" fo:margin-bottom="0in" loext:contextual-spacing="false" style:writing-mode="page"/>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0799in" fo:margin-bottom="0.0799in" loext:contextual-spacing="false" style:writing-mode="page"/>
      <style:text-properties style:font-name="Source Serif Pro1" fo:font-family="'Source Serif Pro'" style:font-style-name="Bold"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799in" fo:margin-bottom="0.0799in" loext:contextual-spacing="false" style:writing-mode="page"/>
      <style:text-properties style:font-name="Source Serif Pro1" fo:font-family="'Source Serif Pro'" style:font-style-name="Bold"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writing-mode="page"/>
      <style:text-properties style:font-name="Source Serif Pro1" fo:font-family="'Source Serif Pro'" style:font-style-name="Bold"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0799in" fo:margin-bottom="0.0799in" loext:contextual-spacing="false" style:writing-mode="pag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writing-mode="page"/>
      <style:text-properties fo:font-size="80%"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paragraph-rsid="0063e6c0"/>
    </style:style>
    <style:style style:name="MT1" style:family="text">
      <style:text-properties officeooo:rsid="001ac5f4"/>
    </style:style>
    <style:style style:name="MT2" style:family="text">
      <style:text-properties officeooo:rsid="0015ba37"/>
    </style:style>
    <style:page-layout style:name="Mpm1">
      <style:page-layout-properties fo:page-width="8.5in" fo:page-height="11in" style:num-format="1" style:print-orientation="portrait" fo:margin-top="0.75in" fo:margin-bottom="0.6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INFO 5901 – Fall 2017<text:tab/><text:tab/>Page </text:span><text:page-number text:select-page="current">3</text:page-number> <text:span text:style-name="MT2">of </text:span><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Harms</meta:initial-creator>
    <meta:creation-date>2017-08-12T10:56:17.903562103</meta:creation-date>
    <dc:date>2017-09-10T12:04:50.455827944</dc:date>
    <dc:creator>Kyle Harms</dc:creator>
    <meta:editing-duration>PT20H25M5S</meta:editing-duration>
    <meta:editing-cycles>53</meta:editing-cycles>
    <meta:generator>LibreOffice/5.3.6.1$Linux_X86_64 LibreOffice_project/30$Build-1</meta:generator>
    <meta:printed-by>Kyle Harms</meta:printed-by>
    <meta:print-date>2017-08-20T14:21:59.636938880</meta:print-date>
    <meta:document-statistic meta:table-count="0" meta:image-count="0" meta:object-count="0" meta:page-count="3" meta:paragraph-count="48" meta:word-count="810" meta:character-count="4752" meta:non-whitespace-character-count="4010"/>
  </office:meta>
</office:document-meta>
</file>